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fo:min-height="4.979cm"/>
    </style:style>
    <style:style style:name="gr3" style:family="graphic" style:parent-style-name="standard">
      <style:graphic-properties draw:stroke="none" svg:stroke-color="#000000" draw:fill="none" draw:fill-color="#ffffff" fo:min-height="0.95cm"/>
    </style:style>
    <style:style style:name="gr4" style:family="graphic" style:parent-style-name="standard">
      <style:graphic-properties draw:stroke="none" svg:stroke-color="#000000" draw:fill="none" draw:fill-color="#ffffff" fo:min-height="3.1cm"/>
    </style:style>
    <style:style style:name="P1" style:family="paragraph">
      <style:paragraph-properties fo:text-align="center"/>
    </style:style>
    <style:style style:name="P2" style:family="paragraph">
      <style:text-properties style:font-name="Courier1" fo:font-size="12pt" style:font-size-asian="12pt" style:font-size-complex="12pt"/>
    </style:style>
    <style:style style:name="P3" style:family="paragraph">
      <style:text-properties style:font-name="Courier1" fo:font-size="14pt" style:font-size-asian="14pt" style:font-size-complex="14pt"/>
    </style:style>
    <style:style style:name="T1" style:family="text">
      <style:text-properties style:font-name="Courier1" fo:font-size="12pt" style:font-size-asian="12pt" style:font-size-complex="12pt"/>
    </style:style>
    <style:style style:name="T2" style:family="text">
      <style:text-properties style:font-name="Courier1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5.7cm" svg:height="4.3cm" svg:x="1.7cm" svg:y="6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.7cm" svg:height="3.2cm" svg:x="1.8cm" svg:y="13.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8.3cm" svg:height="5.229cm" svg:x="1.6cm" svg:y="5.971cm">
          <draw:text-box>
            <text:p><text:span text:style-name="T1"/></text:p>
            <text:p><text:span text:style-name="T1">public static void main(String[ ] args)</text:span></text:p>
            <text:p><text:span text:style-name="T1">{ </text:span></text:p>
            <text:p><text:span text:style-name="T1">int a=3;</text:span></text:p>
            <text:p><text:span text:style-name="T1">int b=5;</text:span></text:p>
            <text:p><text:span text:style-name="T1">Systeme.out.println("avant échange, a =" + a + ", b= " + b );</text:span></text:p>
            <text:p><text:span text:style-name="T1">echanger(a,b);</text:span></text:p>
            <text:p><text:span text:style-name="T1">Systeme.out.println("après échange, a =" + a + ", b= " + b );</text:span></text:p>
            <text:p><text:span text:style-name="T1">}</text:span></text:p>
          </draw:text-box>
        </draw:frame>
        <draw:custom-shape draw:style-name="gr1" draw:text-style-name="P1" draw:layer="layout" svg:width="15.7cm" svg:height="2cm" svg:x="1.7cm" svg:y="4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.7cm" svg:height="2cm" svg:x="1.8cm" svg:y="11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4cm" svg:x="2.5cm" svg:y="4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4cm" svg:x="2.3cm" svg:y="12.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5cm" svg:height="1.2cm" svg:x="4.2cm" svg:y="4.9cm">
          <draw:text-box>
            <text:p><text:span text:style-name="T2">a</text:span></text:p>
          </draw:text-box>
        </draw:frame>
        <draw:frame draw:style-name="gr3" draw:text-style-name="P3" draw:layer="layout" svg:width="1.9cm" svg:height="1.2cm" svg:x="3.9cm" svg:y="12.5cm">
          <draw:text-box>
            <text:p><text:span text:style-name="T2">temp</text:span></text:p>
          </draw:text-box>
        </draw:frame>
        <draw:frame draw:style-name="gr4" draw:text-style-name="P2" draw:layer="layout" svg:width="12.7cm" svg:height="3.35cm" svg:x="1.9cm" svg:y="13.9cm">
          <draw:text-box>
            <text:p><text:span text:style-name="T1">public static void void echanger(int x, int y) {</text:span></text:p>
            <text:p><text:span text:style-name="T1"><text:s text:c="2"/></text:span><text:span text:style-name="T1">int temp;</text:span></text:p>
            <text:p><text:span text:style-name="T1"><text:s text:c="2"/></text:span><text:span text:style-name="T1">temp=x;</text:span></text:p>
            <text:p><text:span text:style-name="T1"><text:s text:c="2"/></text:span><text:span text:style-name="T1">x=y; </text:span></text:p>
            <text:p><text:span text:style-name="T1"><text:s text:c="2"/></text:span><text:span text:style-name="T1">y=temp;</text:span></text:p>
            <text:p><text:span text:style-name="T1">}</text:span></text:p>
          </draw:text-box>
        </draw:frame>
        <draw:custom-shape draw:style-name="gr1" draw:text-style-name="P1" draw:layer="layout" svg:width="1.5cm" svg:height="1.4cm" svg:x="5.4cm" svg:y="4.7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5cm" svg:height="1.2cm" svg:x="7.1cm" svg:y="4.9cm">
          <draw:text-box>
            <text:p><text:span text:style-name="T2">b</text:span></text:p>
          </draw:text-box>
        </draw:frame>
        <draw:custom-shape draw:style-name="gr1" draw:text-style-name="P1" draw:layer="layout" svg:width="1.5cm" svg:height="1.4cm" svg:x="7.7cm" svg:y="12.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9cm" svg:height="1.2cm" svg:x="9.3cm" svg:y="12.5cm">
          <draw:text-box>
            <text:p><text:span text:style-name="T2">x</text:span></text:p>
          </draw:text-box>
        </draw:frame>
        <draw:custom-shape draw:style-name="gr1" draw:text-style-name="P1" draw:layer="layout" svg:width="1.5cm" svg:height="1.4cm" svg:x="10.9cm" svg:y="12.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9cm" svg:height="1.2cm" svg:x="12.5cm" svg:y="12.5cm">
          <draw:text-box>
            <text:p><text:span text:style-name="T2">y</text:span></text:p>
          </draw:text-box>
        </draw:frame>
        <draw:frame draw:style-name="gr3" draw:text-style-name="P3" draw:layer="layout" svg:width="1.5cm" svg:height="1.2cm" svg:x="2.8cm" svg:y="4.9cm">
          <draw:text-box>
            <text:p><text:span text:style-name="T2">3</text:span></text:p>
          </draw:text-box>
        </draw:frame>
        <draw:frame draw:style-name="gr3" draw:text-style-name="P3" draw:layer="layout" svg:width="1.5cm" svg:height="1.2cm" svg:x="5.7cm" svg:y="4.9cm">
          <draw:text-box>
            <text:p><text:span text:style-name="T2">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5T14:15:49.660306654</meta:creation-date>
    <meta:generator>LibreOffice/4.1.6.2$Linux_X86_64 LibreOffice_project/410m0$Build-2</meta:generator>
    <dc:date>2016-02-16T15:29:17.756635904</dc:date>
    <meta:editing-duration>PT1H12M</meta:editing-duration>
    <meta:editing-cycles>9</meta:editing-cycles>
    <meta:document-statistic meta:object-count="18"/>
  </office:meta>
</office:document-meta>
</file>